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fcc9" officeooo:paragraph-rsid="0000fcc9"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0fcc9" officeooo:paragraph-rsid="0000fcc9"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style:text-underline-style="none" fo:font-weight="normal" officeooo:rsid="0000fcc9" officeooo:paragraph-rsid="0002963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0fcc9" officeooo:paragraph-rsid="000296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2963b" officeooo:paragraph-rsid="0002963b"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style:text-underline-style="none" fo:font-weight="normal" officeooo:rsid="0002963b" officeooo:paragraph-rsid="0002963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4116a" officeooo:paragraph-rsid="0004116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065f5" officeooo:paragraph-rsid="001065f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bold" officeooo:rsid="0000fcc9" officeooo:paragraph-rsid="0000fcc9" style:font-size-asian="10.5pt" style:font-weight-asian="bold" style:font-size-complex="12pt" style:font-weight-complex="bold"/>
    </style:style>
    <style:style style:name="P10" style:family="paragraph" style:parent-style-name="Standard" style:list-style-name="L3">
      <style:paragraph-properties fo:text-align="start" style:justify-single-word="false"/>
      <style:text-properties officeooo:paragraph-rsid="000993f6"/>
    </style:style>
    <style:style style:name="P11" style:family="paragraph" style:parent-style-name="Standard">
      <style:paragraph-properties fo:text-align="start" style:justify-single-word="false"/>
      <style:text-properties fo:font-size="13pt" style:text-underline-style="none" fo:font-weight="bold" officeooo:rsid="0000fcc9" officeooo:paragraph-rsid="0000fcc9"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fo:font-size="13pt" style:text-underline-style="none" fo:font-weight="bold" officeooo:rsid="0002963b" officeooo:paragraph-rsid="0002963b"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style:text-underline-style="none" fo:font-weight="bold" officeooo:rsid="0002963b" officeooo:paragraph-rsid="0004116a"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02963b" officeooo:paragraph-rsid="000663b4"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none" fo:font-weight="bold" officeooo:rsid="000993f6" officeooo:paragraph-rsid="000993f6"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none" fo:font-weight="bold" officeooo:rsid="000aa725" officeooo:paragraph-rsid="000cd019" style:font-size-asian="13pt" style:font-weight-asian="bold" style:font-size-complex="13pt" style:font-weight-complex="bold"/>
    </style:style>
    <style:style style:name="P17" style:family="paragraph" style:parent-style-name="Standard" style:list-style-name="L4">
      <style:paragraph-properties fo:text-align="start" style:justify-single-word="false"/>
      <style:text-properties fo:font-size="13pt" style:text-underline-style="none" fo:font-weight="bold" officeooo:rsid="000cd019" officeooo:paragraph-rsid="000cd019" style:font-size-asian="13pt" style:font-weight-asian="bold" style:font-size-complex="13pt" style:font-weight-complex="bold"/>
    </style:style>
    <style:style style:name="P18" style:family="paragraph" style:parent-style-name="Standard" style:list-style-name="L5">
      <style:paragraph-properties fo:text-align="start" style:justify-single-word="false"/>
      <style:text-properties fo:font-size="13pt" style:text-underline-style="none" fo:font-weight="bold" officeooo:rsid="000eea49" officeooo:paragraph-rsid="000eea49"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style:text-underline-style="none" fo:font-weight="bold" officeooo:rsid="000eea49" officeooo:paragraph-rsid="000eea49"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style:text-underline-style="none" fo:font-weight="bold" officeooo:rsid="001065f5" officeooo:paragraph-rsid="001065f5"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style:text-underline-style="none" fo:font-weight="normal" officeooo:rsid="0000fcc9" officeooo:paragraph-rsid="0000fcc9"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style:text-underline-style="none" fo:font-weight="normal" officeooo:rsid="0002963b" officeooo:paragraph-rsid="0002963b" style:font-size-asian="13pt" style:font-weight-asian="normal" style:font-size-complex="13pt" style:font-weight-complex="normal"/>
    </style:style>
    <style:style style:name="P23" style:family="paragraph" style:parent-style-name="Standard" style:list-style-name="L3">
      <style:paragraph-properties fo:text-align="start" style:justify-single-word="false"/>
      <style:text-properties officeooo:rsid="000993f6" officeooo:paragraph-rsid="000993f6"/>
    </style:style>
    <style:style style:name="T1" style:family="text">
      <style:text-properties fo:font-weight="bold" officeooo:rsid="0002963b" style:font-weight-asian="bold" style:font-weight-complex="bold"/>
    </style:style>
    <style:style style:name="T2"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 style:family="text">
      <style:text-properties fo:font-size="13pt" fo:font-style="normal" style:text-underline-style="none" fo:font-weight="normal" officeooo:rsid="000993f6" style:font-size-asian="13pt" style:font-style-asian="normal" style:font-weight-asian="normal" style:font-size-complex="13pt" style:font-style-complex="normal" style:font-weight-complex="normal"/>
    </style:style>
    <style:style style:name="T4" style:family="text">
      <style:text-properties fo:font-size="13pt" fo:font-style="italic" style:text-underline-style="none" fo:font-weight="normal" officeooo:rsid="000993f6" style:font-size-asian="13pt" style:font-style-asian="italic" style:font-weight-asian="normal" style:font-size-complex="13pt" style:font-style-complex="italic" style:font-weight-complex="normal"/>
    </style:style>
    <style:style style:name="T5" style:family="text">
      <style:text-properties officeooo:rsid="0002963b"/>
    </style:style>
    <style:style style:name="T6" style:family="text">
      <style:text-properties fo:font-style="italic" style:font-style-asian="italic" style:font-style-complex="italic"/>
    </style:style>
    <style:style style:name="T7" style:family="text">
      <style:text-properties fo:font-style="italic" officeooo:rsid="00124b0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993f6" style:font-style-asian="italic" style:font-weight-asian="normal" style:font-style-complex="italic" style:font-weight-complex="normal"/>
    </style:style>
    <style:style style:name="T10" style:family="text">
      <style:text-properties fo:font-style="italic" fo:font-weight="normal" officeooo:rsid="000aa725"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963b" style:font-style-asian="normal" style:font-style-complex="normal"/>
    </style:style>
    <style:style style:name="T13" style:family="text">
      <style:text-properties fo:font-style="normal" officeooo:rsid="00124b04"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4ce0d" style:font-style-asian="normal" style:font-weight-asian="normal" style:font-style-complex="normal" style:font-weight-complex="normal"/>
    </style:style>
    <style:style style:name="T16" style:family="text">
      <style:text-properties fo:font-style="normal" fo:font-weight="normal" officeooo:rsid="000993f6" style:font-style-asian="normal" style:font-weight-asian="normal" style:font-style-complex="normal" style:font-weight-complex="normal"/>
    </style:style>
    <style:style style:name="T17" style:family="text">
      <style:text-properties fo:font-style="normal" fo:font-weight="normal" officeooo:rsid="000aa725" style:font-style-asian="normal" style:font-weight-asian="normal" style:font-style-complex="normal" style:font-weight-complex="normal"/>
    </style:style>
    <style:style style:name="T18" style:family="text">
      <style:text-properties fo:font-style="normal" fo:font-weight="normal" officeooo:rsid="000cd019" style:font-style-asian="normal" style:font-weight-asian="normal" style:font-style-complex="normal" style:font-weight-complex="normal"/>
    </style:style>
    <style:style style:name="T19" style:family="text">
      <style:text-properties fo:font-style="normal" fo:font-weight="normal" officeooo:rsid="000d01a4" style:font-style-asian="normal" style:font-weight-asian="normal" style:font-style-complex="normal" style:font-weight-complex="normal"/>
    </style:style>
    <style:style style:name="T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fo:font-style="italic" fo:font-weight="normal" officeooo:rsid="0004116a" style:font-size-asian="12pt" style:font-style-asian="italic" style:font-weight-asian="normal" style:font-size-complex="12pt" style:font-style-complex="italic" style:font-weight-complex="normal"/>
    </style:style>
    <style:style style:name="T22" style:family="text">
      <style:text-properties fo:font-size="12pt" fo:font-style="italic" fo:font-weight="normal" officeooo:rsid="0004ce0d"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officeooo:rsid="000eea49" style:font-size-asian="12pt" style:font-style-asian="italic" style:font-weight-asian="normal" style:font-size-complex="12pt" style:font-style-complex="italic" style:font-weight-complex="normal"/>
    </style:style>
    <style:style style:name="T24" style:family="text">
      <style:text-properties fo:font-size="12pt" fo:font-style="italic" fo:font-weight="normal" officeooo:rsid="0012a1d6" style:font-size-asian="12pt" style:font-style-asian="italic" style:font-weight-asian="normal" style:font-size-complex="12pt" style:font-style-complex="italic" style:font-weight-complex="normal"/>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italic" officeooo:rsid="000663b4" style:font-size-asian="12pt" style:font-style-asian="italic" style:font-size-complex="12pt" style:font-style-complex="italic"/>
    </style:style>
    <style:style style:name="T27" style:family="text">
      <style:text-properties fo:font-size="12pt" fo:font-weight="normal" officeooo:rsid="0004116a" style:font-size-asian="12pt" style:font-weight-asian="normal" style:font-size-complex="12pt" style:font-weight-complex="normal"/>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04116a"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04ce0d"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0eea49"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124b04"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12a1d6" style:font-size-asian="12pt" style:font-style-asian="normal" style:font-weight-asian="normal" style:font-size-complex="12pt" style:font-style-complex="normal" style:font-weight-complex="normal"/>
    </style:style>
    <style:style style:name="T34" style:family="text">
      <style:text-properties fo:font-size="12pt" fo:font-style="normal" style:font-size-asian="12pt" style:font-style-asian="normal" style:font-size-complex="12pt" style:font-style-complex="normal"/>
    </style:style>
    <style:style style:name="T35" style:family="text">
      <style:text-properties officeooo:rsid="0004116a"/>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de 3.6: Système d’exploitation</text:p>
      <text:p text:style-name="P1">Projet Simulateur</text:p>
      <text:p text:style-name="P22">ADAM Philibert - BOUVERON Matthieu</text:p>
      <text:p text:style-name="P9"/>
      <text:p text:style-name="P9"/>
      <text:p text:style-name="P9"/>
      <text:p text:style-name="P9"/>
      <text:p text:style-name="P11">Attendus du projet</text:p>
      <text:p text:style-name="P11"/>
      <text:p text:style-name="P2"><text:tab/>Dans le cadre de ce projet, il était attendu de mettre en place un système client/serveur permettant à la fois d’un côté une modélisation d’un espace «Océan» et de l’autre la modélisation de structures «bateaux» qui évoluent dans l’espace. Différentes voies de communication doivent donc être mises en place pour communiquer les informations relatives aux déplacements, ainsi que les messages publiés par les différents bateaux à destination des autres.</text:p>
      <text:p text:style-name="P7">Il est également attendu une visualisation succincte de l’espace de navigation avec la position des obstacles et des bateaux qui y circulent.</text:p>
      <text:p text:style-name="P2"/>
      <text:p text:style-name="P2"/>
      <text:p text:style-name="P2"/>
      <text:p text:style-name="P2"/>
      <text:p text:style-name="P2"/>
      <text:p text:style-name="P21"><text:span text:style-name="T1">Fonctionnalités actuellement mises en place</text:span></text:p>
      <text:p text:style-name="P21"><text:span text:style-name="T1"/></text:p>
      <text:list xml:id="list1687706968" text:style-name="L1">
        <text:list-item>
          <text:p text:style-name="P3"><text:span text:style-name="T5">Connexion au serveur</text:span></text:p>
        </text:list-item>
        <text:list-item>
          <text:p text:style-name="P3"><text:span text:style-name="T5">Communication et enregistrement du nom du bateau dans une liste de clients connectés au serveur</text:span></text:p>
        </text:list-item>
        <text:list-item>
          <text:p text:style-name="P3"><text:span text:style-name="T5">Création d'un système de </text:span><text:span text:style-name="T12">discussion</text:span><text:span text:style-name="T5"> commun à tous les clients</text:span></text:p>
        </text:list-item>
      </text:list>
      <text:p text:style-name="P4"/>
      <text:p text:style-name="P4"/>
      <text:p text:style-name="P4"/>
      <text:p text:style-name="P4"/>
      <text:p text:style-name="P12">Fonctionnement</text:p>
      <text:p text:style-name="P12"/>
      <text:list xml:id="list1754220705" text:style-name="L2">
        <text:list-item>
          <text:p text:style-name="P6">Utiliser la commande <text:span text:style-name="Source_20_Text"><text:span text:style-name="T6">$make</text:span></text:span> pour compiler les fichiers <text:span text:style-name="Source_20_Text"><text:span text:style-name="T6">MainServer.c</text:span></text:span> et <text:span text:style-name="Source_20_Text"><text:span text:style-name="T6">MainClient</text:span></text:span>.</text:p>
        </text:list-item>
        <text:list-item>
          <text:p text:style-name="P6">Dans un terminal, démarrer le serveur en utilisant la commande <text:span text:style-name="Source_20_Text"><text:span text:style-name="T6">$./MainServer</text:span></text:span></text:p>
        </text:list-item>
        <text:list-item>
          <text:p text:style-name="P6">Dans d'autres terminaux, connecter des clients en utilisant la commande<text:line-break/> <text:span text:style-name="Source_20_Text"><text:span text:style-name="T6">$./MainClient [addresseServeur] [nickname]</text:span></text:span></text:p>
        </text:list-item>
        <text:list-item>
          <text:p text:style-name="P6">Les clients sont alors connectés au channel de tchat et peuvent communiquer entre eux.</text:p>
        </text:list-item>
        <text:list-item>
          <text:p text:style-name="P6">Pour quitter: taper <text:span text:style-name="Source_20_Text"><text:span text:style-name="T6">$Quit</text:span></text:span> dans le terminal d'un client, il sera déconnecté.</text:p>
        </text:list-item>
        <text:list-item>
          <text:p text:style-name="P6">Quand tous les clients sont déconnectés, n'importe quelle entrée clavier entraîne la déconnexion du serveur.</text:p>
        </text:list-item>
      </text:list>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13">Architecture <text:span text:style-name="T35">du code</text:span></text:p>
      <text:p text:style-name="P7"/>
      <text:p text:style-name="P13"><text:tab/><text:span text:style-name="T27">Notre code est constitué de deux fichiers principaux, </text:span><text:span text:style-name="T21">MainClient.c</text:span><text:span text:style-name="T29"> et </text:span><text:span text:style-name="T21">MainServer.c, </text:span><text:span text:style-name="T29">qui gèrent respectivement les connections et traitement des côtés serveur et client aux différents moyens de communication. Ces deux fichiers font appel, </text:span><text:span text:style-name="T21">via</text:span><text:span text:style-name="T29"> le </text:span><text:span text:style-name="T21">header inclusions.h </text:span><text:span text:style-name="T29">et les différentes inclusions qu’il contient, à des fonctions définies </text:span><text:span text:style-name="T30">pour le traitement des </text:span><text:span text:style-name="T22">sockets</text:span><text:span text:style-name="T30"> dans le fichier </text:span><text:span text:style-name="T22">sock.c.</text:span></text:p>
      <text:p text:style-name="P13"><text:span text:style-name="T15"/></text:p>
      <text:p text:style-name="P13"><text:span text:style-name="T15"><text:tab/></text:span></text:p>
      <text:p text:style-name="P14"><text:span text:style-name="T15"><text:tab/></text:span><text:span text:style-name="T34">Le fichier </text:span><text:span text:style-name="T25">Main</text:span><text:span text:style-name="T26">Server.</text:span><text:span text:style-name="T25">c</text:span></text:p>
      <text:p text:style-name="P13"><text:span text:style-name="T15"/></text:p>
      <text:p text:style-name="P15"><text:span text:style-name="T15">O</text:span><text:span text:style-name="T14">n commence par créer des variables correspondant à:</text:span></text:p>
      <text:list xml:id="list1731217924" text:style-name="L3">
        <text:list-item>
          <text:p text:style-name="P10"><text:span text:style-name="T3">un buffer, qui stocke les chaînes de caractères avant envoi ou après réception sur le </text:span><text:span text:style-name="T4">socket</text:span><text:span text:style-name="T3"> de discussion (</text:span><text:span text:style-name="T4">chat</text:span><text:span text:style-name="T3">)</text:span></text:p>
        </text:list-item>
        <text:list-item>
          <text:p text:style-name="P23"><text:span text:style-name="T2">le nombre de clients connectés</text:span></text:p>
        </text:list-item>
        <text:list-item>
          <text:p text:style-name="P23"><text:span text:style-name="T2">une liste des clients connectés, dans la limite d’un nombre maximal défini au préalable</text:span></text:p>
        </text:list-item>
      </text:list>
      <text:p text:style-name="P13"><text:span text:style-name="T15"/></text:p>
      <text:p text:style-name="P13"><text:span text:style-name="T15">O</text:span><text:span text:style-name="T16">n met ensuite en attente deux </text:span><text:span text:style-name="T9">sockets</text:span><text:span text:style-name="T16">: un qui </text:span><text:span text:style-name="T17">sert à la détection et à l’enregistrement des nouveaux clients qui veulent se connecter aux différents services (actuellement seul le </text:span><text:span text:style-name="T10">chat</text:span><text:span text:style-name="T17"> est fonctionnel), l’autre qui sert aux transferts de messages entre les bateaux </text:span><text:span text:style-name="T10">via</text:span><text:span text:style-name="T17"> le serveur.</text:span></text:p>
      <text:p text:style-name="P13"><text:span text:style-name="T17"/></text:p>
      <text:p text:style-name="P16"><text:span text:style-name="T14">Un mécanisme reposant sur la fonction </text:span><text:span text:style-name="T8">select()</text:span><text:span text:style-name="T14"> et ses fonctions associées permet d’attendre que des données soient disponibles dans les différents </text:span><text:span text:style-name="T8">sockets </text:span><text:span text:style-name="T18">pour déclencher les traitements correspondants:</text:span></text:p>
      <text:list xml:id="list2194829214" text:style-name="L4">
        <text:list-item>
          <text:p text:style-name="P17"><text:span text:style-name="T14">Si on détecte quelque chose sur le </text:span><text:span text:style-name="T8">socket</text:span><text:span text:style-name="T14"> de connection (</text:span><text:span text:style-name="T8">socketConnection</text:span><text:span text:style-name="T14">), cela signifie qu’un nouveau client se connecte. On l’enregistre alors dans la liste des clients connectés et on lui ouvre l’accès aux différents services. On récupère également ses données de connections (les noms des différents </text:span><text:span text:style-name="T8">sockets</text:span><text:span text:style-name="T14"> de service qui lui correspondent et le nom qu’il communique lors de sa connexion).</text:span></text:p>
        </text:list-item>
        <text:list-item>
          <text:p text:style-name="P17"><text:span text:style-name="T14">Si on détecte quelque chose sur un des </text:span><text:span text:style-name="T8">sockets</text:span><text:span text:style-name="T14"> de service de </text:span><text:span text:style-name="T8">chat</text:span><text:span text:style-name="T14"> (</text:span><text:span text:style-name="T8">client.sChat</text:span><text:span text:style-name="T14">), cela signifie qu’un client a envoyé un message à diffuser aux autres clients. On expédie donc ce message aux autres clients.</text:span></text:p>
        </text:list-item>
        <text:list-item>
          <text:p text:style-name="P17"><text:span text:style-name="T14">Si on détecte une entrée clavier, on sort de la boucle de traitement. On ferme alors toutes les connexions éventuellement encore ouvertes avec des clients, </text:span><text:span text:style-name="T19">on ferme les connexions globales et on met fin au programme.</text:span></text:p>
        </text:list-item>
      </text:list>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oft-page-break/><text:span text:style-name="T15"><text:tab/></text:span><text:span text:style-name="T34">Le fichier </text:span><text:span text:style-name="T25">MainClient.c</text:span></text:p>
      <text:p text:style-name="P13"><text:span text:style-name="T34"><text:tab/></text:span></text:p>
      <text:p text:style-name="P13"><text:span text:style-name="T34"><text:tab/></text:span><text:span text:style-name="T31">Tout d’abord, si l’utilisateur essaie de lancer ce programme sans donner les paramètres nécessaires au traitement, à savoir l’adresse du serveur et le nom de son bateau, on lui indique la syntaxe à suivre. Ces paramètres sont récupérés dans </text:span><text:span text:style-name="T23">argv[]</text:span><text:span text:style-name="T31">. Dès que ces paramètres sont passés, on se connecte aux </text:span><text:span text:style-name="T23">sockets</text:span><text:span text:style-name="T31"> de connexion et de discussion du serveur, placés en attente, et on envoie le nom du bateau sur </text:span><text:span text:style-name="T23">socketConnection</text:span><text:span text:style-name="T31"> pour l’enregistrement.</text:span></text:p>
      <text:p text:style-name="P13"><text:span text:style-name="T31"/></text:p>
      <text:p text:style-name="P13"><text:span text:style-name="T31"><text:tab/>De même que précédemment, on utilise le mécanisme </text:span><text:span text:style-name="T23">select()</text:span><text:span text:style-name="T31"> pour détecter les différentes entrées de données. Il n’est toutefois pas nécessaire ici d’écouter le </text:span><text:span text:style-name="T23">socket</text:span><text:span text:style-name="T31"> de connection.</text:span></text:p>
      <text:list xml:id="list691742429" text:style-name="L5">
        <text:list-item>
          <text:p text:style-name="P18"><text:span text:style-name="T28">Si on détecte une entrée sur </text:span><text:span text:style-name="T20">socketChat</text:span><text:span text:style-name="T28">, c’est qu’il s’agit d’un message émis par un autre bateau. On le récupère donc et on l’affiche sur le terminal. A noter: le cas où le serveur se déconnecte de manière impromptue est traité et occasionne la déconnexion du client.</text:span></text:p>
        </text:list-item>
        <text:list-item>
          <text:p text:style-name="P18"><text:span text:style-name="T28">Si on détecte une entrée sur le clavier différente de «Quit», on la stocke dans le buffer et on l’envoie au serveur pour diffusion. Si le mot «Quit» est rentré, on sort de la boucle d’écoute et on met fin aux connections.</text:span></text:p>
        </text:list-item>
      </text:list>
      <text:p text:style-name="P19"><text:span text:style-name="T28"/></text:p>
      <text:p text:style-name="P19"><text:span text:style-name="T28"/></text:p>
      <text:p text:style-name="P19"><text:span text:style-name="T28"/></text:p>
      <text:p text:style-name="P19"><text:span text:style-name="T28"/></text:p>
      <text:p text:style-name="P20"><text:span text:style-name="T11">Perspectives</text:span></text:p>
      <text:p text:style-name="P20"><text:span text:style-name="T11"/></text:p>
      <text:p text:style-name="P8"><text:span text:style-name="T11"><text:tab/></text:span><text:span text:style-name="T13">Les parties </text:span><text:span text:style-name="T7">connexion</text:span><text:span text:style-name="T13"> et </text:span><text:span text:style-name="T7">discussion</text:span><text:span text:style-name="T13"> fonctionnent très bien et ont été comprises en détail. De plus, les concepts d’écriture modulaire ont été assimilés. On voit donc qu’il reste beaucoup de tâches à accomplir avant de considérer le projet comme totalement terminé vis-à-vis du cahier des charges.</text:span></text:p>
      <text:p text:style-name="P8"><text:span text:style-name="T13"/></text:p>
      <text:p text:style-name="P8"><text:span text:style-name="T13"><text:tab/>Les communications des autres données nécessaires à l’évolution du système modélisé sur d’autres </text:span><text:span text:style-name="T7">sockets</text:span><text:span text:style-name="T13"> ne devrait pas poser de problèmes, si ce n’est l’utilisation de </text:span><text:span text:style-name="T7">threads</text:span><text:span text:style-name="T13"> pour paralléliser les traitements afin de ne pas être bloqué par des actions sans rapport direct avec celle voulue.</text:span></text:p>
      <text:p text:style-name="P13"><text:span text:style-name="T31"><text:tab/></text:span></text:p>
      <text:p text:style-name="P13"><text:span text:style-name="T31"><text:tab/></text:span><text:span text:style-name="T32">L’affichage de la carte </text:span><text:span text:style-name="T33">a déjà été réfléchi (voir le fichier </text:span><text:span text:style-name="T24">ocean.c</text:span><text:span text:style-name="T33">), bien qu’il ne fonctionne pas encore. De même, quelques structures ont été approuvées au niveau de groupe de test pour standardiser les différentes communications. Ces structures sont décrites dans </text:span><text:span text:style-name="T24">struct.h</text:span><text:span text:style-name="T33">, même si elles n’ont pas encore été mise en place dans notre code. Les deux autres binômes les ont implémentées.</text:span></text:p>
      <text:p text:style-name="P13"><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08:15:41.911014217</meta:creation-date>
    <dc:date>2019-01-11T09:56:26.080942350</dc:date>
    <meta:editing-duration>PT23M54S</meta:editing-duration>
    <meta:editing-cycles>7</meta:editing-cycles>
    <meta:generator>LibreOffice/6.0.7.3$Linux_X86_64 LibreOffice_project/00m0$Build-3</meta:generator>
    <meta:document-statistic meta:table-count="0" meta:image-count="0" meta:object-count="0" meta:page-count="3" meta:paragraph-count="41" meta:word-count="892" meta:character-count="5657" meta:non-whitespace-character-count="4807"/>
  </office:meta>
</office:document-meta>
</file>